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 officeooo:rsid="001f0b1b" officeooo:paragraph-rsid="001f0b1b"/>
    </style:style>
    <style:style style:name="P2" style:family="paragraph" style:parent-style-name="Text_20_body">
      <style:text-properties fo:language="en" fo:country="US" officeooo:paragraph-rsid="001f0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Lab 0 Exercise 0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4:00.098094172</meta:creation-date>
    <dc:date>2018-10-17T13:43:46.256547102</dc:date>
    <meta:editing-duration>PT42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1" meta:paragraph-count="1" meta:word-count="4" meta:character-count="16" meta:non-whitespace-character-count="13"/>
  </office:meta>
</office:document-meta>
</file>